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3.16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ONNECTOR 5 2</text:p>
          </table:table-cell>
          <table:table-cell office:value-type="string" calcext:value-type="string">
            <text:p>CONNECTOR_10</text:p>
          </table:table-cell>
          <table:table-cell office:value-type="string" calcext:value-type="string">
            <text:p>generic connec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.0u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L21B105KBFNNNE</text:p>
          </table:table-cell>
          <table:table-cell office:value-type="string" calcext:value-type="string">
            <text:p>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.0u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L21B105KBFNNNE</text:p>
          </table:table-cell>
          <table:table-cell office:value-type="string" calcext:value-type="string">
            <text:p>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.0u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L21B105KBFNNNE</text:p>
          </table:table-cell>
          <table:table-cell office:value-type="string" calcext:value-type="string">
            <text:p>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capaci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20" calcext:value-type="float">
            <text:p>22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C0805FR-07220RL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20" calcext:value-type="float">
            <text:p>22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C0805FR-07220RL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20" calcext:value-type="float">
            <text:p>22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C0805FR-07220RL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20" calcext:value-type="float">
            <text:p>22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C0805FR-07220RL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MMBT2907A-TP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MMBT2907A-TP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MMBT2222A-TP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MMBT2222A-TP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C0805FR-0710KL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CP6271T</text:p>
          </table:table-cell>
          <table:table-cell office:value-type="string" calcext:value-type="string">
            <text:p>RAIL-TO-RAIL INPUT/OUTPUT, 10MHZ OP AMP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capacitor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unknown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MPZ2012S300A</text:p>
          </table:table-cell>
          <table:table-cell office:value-type="string" calcext:value-type="string">
            <text:p>inducto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VARIABLE_RESISTO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CP6271T</text:p>
          </table:table-cell>
          <table:table-cell office:value-type="string" calcext:value-type="string">
            <text:p>RAIL-TO-RAIL INPUT/OUTPUT, 10MHZ OP AM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CP6271T</text:p>
          </table:table-cell>
          <table:table-cell office:value-type="string" calcext:value-type="string">
            <text:p>RAIL-TO-RAIL INPUT/OUTPUT, 10MHZ OP AMP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8T19:57:37.090375551</dc:date>
    <meta:document-statistic meta:table-count="1" meta:cell-count="115" meta:object-count="0"/>
    <meta:generator>LibreOffice/4.2.7.2$Linux_X86_64 LibreOffice_project/420m0$Build-2</meta:generator>
  </office:meta>
</office:document-meta>
</file>